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25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19.82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9.914cm"/>
    </style:style>
    <style:style style:name="gr5" style:family="graphic" style:parent-style-name="standard">
      <style:graphic-properties draw:textarea-horizontal-align="justify" draw:textarea-vertical-align="middle" draw:auto-grow-height="false" fo:min-height="4.957cm" fo:min-width="19.82cm"/>
    </style:style>
    <style:style style:name="gr6" style:family="graphic" style:parent-style-name="standard">
      <style:graphic-properties draw:textarea-horizontal-align="justify" draw:textarea-vertical-align="middle" draw:auto-grow-height="false" fo:min-height="12.323cm" fo:min-width="9.66cm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8" style:family="graphic" style:parent-style-name="standard">
      <style:graphic-properties draw:textarea-horizontal-align="justify" draw:textarea-vertical-align="middle" draw:auto-grow-height="false" fo:min-height="5.465cm" fo:min-width="9.279cm"/>
    </style:style>
    <style:style style:name="gr9" style:family="graphic" style:parent-style-name="standard">
      <style:graphic-properties draw:textarea-horizontal-align="justify" draw:textarea-vertical-align="middle" draw:auto-grow-height="false" fo:min-height="9.529cm" fo:min-width="9.2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3.075cm" svg:x="0.635cm" svg:y="0.73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762cm" svg:x="10.287cm" svg:y="0.762cm">
          <text:p text:style-name="P1">Lin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762cm" svg:x="15.621cm" svg:y="0.762cm">
          <text:p text:style-name="P1">Omeg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762cm" svg:x="10.287cm" svg:y="1.778cm">
          <text:p text:style-name="P1">Source C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32cm" svg:height="1.143cm" svg:x="0.635cm" svg:y="4.191cm">
          <text:p text:style-name="P1">Intro Tex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14cm" svg:height="1.016cm" svg:x="10.287cm" svg:y="2.794cm">
          <text:p text:style-name="P1">Search Ba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32cm" svg:height="5.207cm" svg:x="0.635cm" svg:y="5.842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16cm" svg:height="12.573cm" svg:x="0.635cm" svg:y="11.43cm">
          <text:p text:style-name="P1">Gam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16cm" svg:height="2.667cm" svg:x="0.635cm" svg:y="24.638cm">
          <text:p text:style-name="P1">TFR, ie,ma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779cm" svg:height="5.715cm" svg:x="11.176cm" svg:y="21.59cm">
          <text:p text:style-name="P1">Link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779cm" svg:height="9.779cm" svg:x="11.176cm" svg:y="11.43cm">
          <text:p text:style-name="P1">Ifra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01:30.892221951</meta:creation-date>
    <dc:date>2019-09-09T17:16:32.921527169</dc:date>
    <meta:editing-duration>PT4M52S</meta:editing-duration>
    <meta:editing-cycles>1</meta:editing-cycles>
    <meta:document-statistic meta:object-count="11"/>
    <meta:generator>LibreOffice/6.2.2.2$Linux_X86_64 LibreOffice_project/20$Build-2</meta:generator>
  </office:meta>
</office:document-meta>
</file>